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71.88mm"/>
    </style:style>
    <style:style style:name="co6" style:family="table-column">
      <style:table-column-properties fo:break-before="auto" style:column-width="63.99mm"/>
    </style:style>
    <style:style style:name="co7" style:family="table-column">
      <style:table-column-properties fo:break-before="auto" style:column-width="53.9mm"/>
    </style:style>
    <style:style style:name="co8" style:family="table-column">
      <style:table-column-properties fo:break-before="auto" style:column-width="132.61mm"/>
    </style:style>
    <style:style style:name="co9" style:family="table-column">
      <style:table-column-properties fo:break-before="auto" style:column-width="45.19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rmid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<text:a xlink:href="https://jlimaiem.fcsh.unl.pt/Unidadeespacials/search/sort:Unidadeespacial.Nome/direction:desc?_method=POST&amp;data%5BUnidadeespacials%5D%5Btipologia%5D=3&amp;data%5BUnidadeespacials%5D%5Bnome%5D=&amp;data%5BUnidadeespacials%5D%5Borago%5D=&amp;data%5BUnidadeespacials%5D%5Bcadmin%5D=&amp;data%5BUnidadeespacials%5D%5Bceclesia%5D=&amp;data%5BUnidadeespacials%5D%5Btipoterras%5D=&amp;data%5BUnidadeespacials%5D%5Bpadroados%5D=&amp;data%5BUnidadeespacials%5D%5Bproprietarios%5D=&amp;data%5BUnidadeespacials%5D%5Bbens%5D=&amp;data%5BUnidadeespacials%5D%5Bdireitos%5D=&amp;data%5BUnidadeespacials%5D%5Balienusurs%5D=&amp;data%5BUnidadeespacials%5D%5Breditos%5D=&amp;data%5BUnidadeespacials%5D%5Bformaspagamentos%5D=&amp;_=1738240414259" xlink:type="simple">Topónimo</text:a></text:p>
          </table:table-cell>
          <table:table-cell table:style-name="ce1" office:value-type="string" calcext:value-type="string">
            <text:p><text:a xlink:href="https://jlimaiem.fcsh.unl.pt/Unidadeespacials/search/sort:Tipounidadeespacial.Tipologia/direction:asc?_method=POST&amp;data%5BUnidadeespacials%5D%5Btipologia%5D=3&amp;data%5BUnidadeespacials%5D%5Bnome%5D=&amp;data%5BUnidadeespacials%5D%5Borago%5D=&amp;data%5BUnidadeespacials%5D%5Bcadmin%5D=&amp;data%5BUnidadeespacials%5D%5Bceclesia%5D=&amp;data%5BUnidadeespacials%5D%5Btipoterras%5D=&amp;data%5BUnidadeespacials%5D%5Bpadroados%5D=&amp;data%5BUnidadeespacials%5D%5Bproprietarios%5D=&amp;data%5BUnidadeespacials%5D%5Bbens%5D=&amp;data%5BUnidadeespacials%5D%5Bdireitos%5D=&amp;data%5BUnidadeespacials%5D%5Balienusurs%5D=&amp;data%5BUnidadeespacials%5D%5Breditos%5D=&amp;data%5BUnidadeespacials%5D%5Bformaspagamentos%5D=&amp;_=1738240414259" xlink:type="simple">Unidade Especial</text:a></text:p>
          </table:table-cell>
          <table:table-cell table:style-name="ce1" office:value-type="string" calcext:value-type="string">
            <text:p><text:a xlink:href="https://jlimaiem.fcsh.unl.pt/Unidadeespacials/search/sort:Administrativa.Nome/direction:asc?_method=POST&amp;data%5BUnidadeespacials%5D%5Btipologia%5D=3&amp;data%5BUnidadeespacials%5D%5Bnome%5D=&amp;data%5BUnidadeespacials%5D%5Borago%5D=&amp;data%5BUnidadeespacials%5D%5Bcadmin%5D=&amp;data%5BUnidadeespacials%5D%5Bceclesia%5D=&amp;data%5BUnidadeespacials%5D%5Btipoterras%5D=&amp;data%5BUnidadeespacials%5D%5Bpadroados%5D=&amp;data%5BUnidadeespacials%5D%5Bproprietarios%5D=&amp;data%5BUnidadeespacials%5D%5Bbens%5D=&amp;data%5BUnidadeespacials%5D%5Bdireitos%5D=&amp;data%5BUnidadeespacials%5D%5Balienusurs%5D=&amp;data%5BUnidadeespacials%5D%5Breditos%5D=&amp;data%5BUnidadeespacials%5D%5Bformaspagamentos%5D=&amp;_=1738240414259" xlink:type="simple">Circunscrição Civil</text:a></text:p>
          </table:table-cell>
          <table:table-cell table:style-name="ce1" office:value-type="string" calcext:value-type="string">
            <text:p><text:a xlink:href="https://jlimaiem.fcsh.unl.pt/Unidadeespacials/search/sort:Eclesiastica.Diocese.Diocese/direction:asc?_method=POST&amp;data%5BUnidadeespacials%5D%5Btipologia%5D=3&amp;data%5BUnidadeespacials%5D%5Bnome%5D=&amp;data%5BUnidadeespacials%5D%5Borago%5D=&amp;data%5BUnidadeespacials%5D%5Bcadmin%5D=&amp;data%5BUnidadeespacials%5D%5Bceclesia%5D=&amp;data%5BUnidadeespacials%5D%5Btipoterras%5D=&amp;data%5BUnidadeespacials%5D%5Bpadroados%5D=&amp;data%5BUnidadeespacials%5D%5Bproprietarios%5D=&amp;data%5BUnidadeespacials%5D%5Bbens%5D=&amp;data%5BUnidadeespacials%5D%5Bdireitos%5D=&amp;data%5BUnidadeespacials%5D%5Balienusurs%5D=&amp;data%5BUnidadeespacials%5D%5Breditos%5D=&amp;data%5BUnidadeespacials%5D%5Bformaspagamentos%5D=&amp;_=1738240414259" xlink:type="simple">Circunscrição Eclesiástica</text:a></text:p>
          </table:table-cell>
          <table:table-cell table:style-name="Default" office:value-type="string" calcext:value-type="string">
            <text:p>Orago</text:p>
          </table:table-cell>
        </table:table-row>
        <table:table-row table:style-name="ro2">
          <table:table-cell office:value-type="string" calcext:value-type="string">
            <text:p>Aldão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ão Mamede   </text:p>
          </table:table-cell>
        </table:table-row>
        <table:table-row table:style-name="ro2">
          <table:table-cell office:value-type="string" calcext:value-type="string">
            <text:p>Padornelo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Santa Maria de Gestaçô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anto André   </text:p>
          </table:table-cell>
        </table:table-row>
        <table:table-row table:style-name="ro2">
          <table:table-cell office:value-type="string" calcext:value-type="string">
            <text:p>Porto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Do Juiz de Bour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ão Miguel   </text:p>
          </table:table-cell>
        </table:table-row>
        <table:table-row table:style-name="ro2">
          <table:table-cell office:value-type="string" calcext:value-type="string">
            <text:p>Real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Vieira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ão Simão   </text:p>
          </table:table-cell>
        </table:table-row>
        <table:table-row table:style-name="ro2">
          <table:table-cell office:value-type="string" calcext:value-type="string">
            <text:p>Regoufe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Neiva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alvador   </text:p>
          </table:table-cell>
        </table:table-row>
        <table:table-row table:style-name="ro2">
          <table:table-cell office:value-type="string" calcext:value-type="string">
            <text:p>Santa Eufémia</text:p>
          </table:table-cell>
          <table:table-cell office:value-type="string" calcext:value-type="string">
            <text:p>Ermida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Santa Eufémia   </text:p>
          </table:table-cell>
        </table:table-row>
        <table:table-row table:style-name="ro2">
          <table:table-cell office:value-type="string" calcext:value-type="string">
            <text:p>Santo Isidoro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anto Isidoro   </text:p>
          </table:table-cell>
        </table:table-row>
        <table:table-row table:style-name="ro2">
          <table:table-cell office:value-type="string" calcext:value-type="string">
            <text:p>São Lourenço de Riba de Selho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ão Lourenço   </text:p>
          </table:table-cell>
        </table:table-row>
        <table:table-row table:style-name="ro2">
          <table:table-cell office:value-type="string" calcext:value-type="string">
            <text:p>São Pedro de Oliveira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Penafiel de Bastuç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ão Pedro   </text:p>
          </table:table-cell>
        </table:table-row>
        <table:table-row table:style-name="ro2">
          <table:table-cell office:value-type="string" calcext:value-type="string">
            <text:p>São Salvador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Nóbrega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alvador   </text:p>
          </table:table-cell>
        </table:table-row>
        <table:table-row table:style-name="ro2">
          <table:table-cell office:value-type="string" calcext:value-type="string">
            <text:p>São Tiago de Vila Chã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Nóbrega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ão Tiago   </text:p>
          </table:table-cell>
        </table:table-row>
        <table:table-row table:style-name="ro2">
          <table:table-cell office:value-type="string" calcext:value-type="string">
            <text:p>Souto</text:p>
          </table:table-cell>
          <table:table-cell office:value-type="string" calcext:value-type="string">
            <text:p>Ermida</text:p>
          </table:table-cell>
          <table:table-cell office:value-type="string" calcext:value-type="string">
            <text:p>Travaçó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São Félix   </text:p>
          </table:table-cell>
        </table:table-row>
      </table:table>
      <table:table table:name="mosteiro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2">
          <table:table-cell table:style-name="ce1" office:value-type="string" calcext:value-type="string">
            <text:p><text:a xlink:href="https://jlimaiem.fcsh.unl.pt/Unidadeespacials/search/sort:Unidadeespacial.Nome/direction:desc?_method=POST&amp;data%5BUnidadeespacials%5D%5Btipologia%5D=4&amp;data%5BUnidadeespacials%5D%5Bnome%5D=&amp;data%5BUnidadeespacials%5D%5Borago%5D=&amp;data%5BUnidadeespacials%5D%5Bcadmin%5D=&amp;data%5BUnidadeespacials%5D%5Bceclesia%5D=&amp;data%5BUnidadeespacials%5D%5Btipoterras%5D=&amp;data%5BUnidadeespacials%5D%5Bpadroados%5D=&amp;data%5BUnidadeespacials%5D%5Bproprietarios%5D=&amp;data%5BUnidadeespacials%5D%5Bbens%5D=&amp;data%5BUnidadeespacials%5D%5Bdireitos%5D=&amp;data%5BUnidadeespacials%5D%5Balienusurs%5D=&amp;data%5BUnidadeespacials%5D%5Breditos%5D=&amp;data%5BUnidadeespacials%5D%5Bformaspagamentos%5D=&amp;_=1738240414260" xlink:type="simple">Topónimo</text:a></text:p>
          </table:table-cell>
          <table:table-cell table:style-name="ce1" office:value-type="string" calcext:value-type="string">
            <text:p><text:a xlink:href="https://jlimaiem.fcsh.unl.pt/Unidadeespacials/search/sort:Tipounidadeespacial.Tipologia/direction:asc?_method=POST&amp;data%5BUnidadeespacials%5D%5Btipologia%5D=4&amp;data%5BUnidadeespacials%5D%5Bnome%5D=&amp;data%5BUnidadeespacials%5D%5Borago%5D=&amp;data%5BUnidadeespacials%5D%5Bcadmin%5D=&amp;data%5BUnidadeespacials%5D%5Bceclesia%5D=&amp;data%5BUnidadeespacials%5D%5Btipoterras%5D=&amp;data%5BUnidadeespacials%5D%5Bpadroados%5D=&amp;data%5BUnidadeespacials%5D%5Bproprietarios%5D=&amp;data%5BUnidadeespacials%5D%5Bbens%5D=&amp;data%5BUnidadeespacials%5D%5Bdireitos%5D=&amp;data%5BUnidadeespacials%5D%5Balienusurs%5D=&amp;data%5BUnidadeespacials%5D%5Breditos%5D=&amp;data%5BUnidadeespacials%5D%5Bformaspagamentos%5D=&amp;_=1738240414260" xlink:type="simple">Unidade Especial</text:a></text:p>
          </table:table-cell>
          <table:table-cell table:style-name="ce1" office:value-type="string" calcext:value-type="string">
            <text:p><text:a xlink:href="https://jlimaiem.fcsh.unl.pt/Unidadeespacials/search/sort:Administrativa.Nome/direction:asc?_method=POST&amp;data%5BUnidadeespacials%5D%5Btipologia%5D=4&amp;data%5BUnidadeespacials%5D%5Bnome%5D=&amp;data%5BUnidadeespacials%5D%5Borago%5D=&amp;data%5BUnidadeespacials%5D%5Bcadmin%5D=&amp;data%5BUnidadeespacials%5D%5Bceclesia%5D=&amp;data%5BUnidadeespacials%5D%5Btipoterras%5D=&amp;data%5BUnidadeespacials%5D%5Bpadroados%5D=&amp;data%5BUnidadeespacials%5D%5Bproprietarios%5D=&amp;data%5BUnidadeespacials%5D%5Bbens%5D=&amp;data%5BUnidadeespacials%5D%5Bdireitos%5D=&amp;data%5BUnidadeespacials%5D%5Balienusurs%5D=&amp;data%5BUnidadeespacials%5D%5Breditos%5D=&amp;data%5BUnidadeespacials%5D%5Bformaspagamentos%5D=&amp;_=1738240414260" xlink:type="simple">Circunscrição Civil</text:a></text:p>
          </table:table-cell>
          <table:table-cell table:style-name="ce1" office:value-type="string" calcext:value-type="string">
            <text:p><text:a xlink:href="https://jlimaiem.fcsh.unl.pt/Unidadeespacials/search/sort:Eclesiastica.Diocese.Diocese/direction:asc?_method=POST&amp;data%5BUnidadeespacials%5D%5Btipologia%5D=4&amp;data%5BUnidadeespacials%5D%5Bnome%5D=&amp;data%5BUnidadeespacials%5D%5Borago%5D=&amp;data%5BUnidadeespacials%5D%5Bcadmin%5D=&amp;data%5BUnidadeespacials%5D%5Bceclesia%5D=&amp;data%5BUnidadeespacials%5D%5Btipoterras%5D=&amp;data%5BUnidadeespacials%5D%5Bpadroados%5D=&amp;data%5BUnidadeespacials%5D%5Bproprietarios%5D=&amp;data%5BUnidadeespacials%5D%5Bbens%5D=&amp;data%5BUnidadeespacials%5D%5Bdireitos%5D=&amp;data%5BUnidadeespacials%5D%5Balienusurs%5D=&amp;data%5BUnidadeespacials%5D%5Breditos%5D=&amp;data%5BUnidadeespacials%5D%5Bformaspagamentos%5D=&amp;_=1738240414260" xlink:type="simple">Circunscrição Eclesiástica</text:a></text:p>
          </table:table-cell>
          <table:table-cell office:value-type="string" calcext:value-type="string">
            <text:p>Orago</text:p>
          </table:table-cell>
        </table:table-row>
        <table:table-row table:style-name="ro2">
          <table:table-cell table:style-name="ce2" office:value-type="string" calcext:value-type="string">
            <text:p>Adaúfe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Couto de Brag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ia   </text:p>
          </table:table-cell>
        </table:table-row>
        <table:table-row table:style-name="ro2">
          <table:table-cell table:style-name="ce2" office:value-type="string" calcext:value-type="string">
            <text:p>Antime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Montelongo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ia   </text:p>
          </table:table-cell>
        </table:table-row>
        <table:table-row table:style-name="ro2">
          <table:table-cell table:style-name="ce2" office:value-type="string" calcext:value-type="string">
            <text:p>Baldreu de Regalados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Do Juiz de Bouro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lvador   </text:p>
          </table:table-cell>
        </table:table-row>
        <table:table-row table:style-name="ro2">
          <table:table-cell table:style-name="ce2" office:value-type="string" calcext:value-type="string">
            <text:p>Cete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Aguiar de Sousa</text:p>
          </table:table-cell>
          <table:table-cell table:style-name="ce2" office:value-type="string" calcext:value-type="string">
            <text:p>Porto</text:p>
          </table:table-cell>
          <table:table-cell table:style-name="ce2" office:value-type="string" calcext:value-type="string">
            <text:p>São Pedro   </text:p>
          </table:table-cell>
        </table:table-row>
        <table:table-row table:style-name="ro2">
          <table:table-cell table:style-name="ce2" office:value-type="string" calcext:value-type="string">
            <text:p>Fonte Arcad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Lanhoso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lvador   </text:p>
          </table:table-cell>
        </table:table-row>
        <table:table-row table:style-name="ro2">
          <table:table-cell table:style-name="ce2" office:value-type="string" calcext:value-type="string">
            <text:p>Gondar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Santa Maria de Gestaçô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ia   </text:p>
          </table:table-cell>
        </table:table-row>
        <table:table-row table:style-name="ro2">
          <table:table-cell table:style-name="ce2" office:value-type="string" calcext:value-type="string">
            <text:p>Junqueir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Fari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Simão   </text:p>
          </table:table-cell>
        </table:table-row>
        <table:table-row table:style-name="ro2">
          <table:table-cell table:style-name="ce2" office:value-type="string" calcext:value-type="string">
            <text:p>Lago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Vermoim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lvador   </text:p>
          </table:table-cell>
        </table:table-row>
        <table:table-row table:style-name="ro2">
          <table:table-cell table:style-name="ce2" office:value-type="string" calcext:value-type="string">
            <text:p>Landim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Vermoim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ia   </text:p>
          </table:table-cell>
        </table:table-row>
        <table:table-row table:style-name="ro2">
          <table:table-cell table:style-name="ce2" office:value-type="string" calcext:value-type="string">
            <text:p>Lomar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Couto de Brag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Pedro   </text:p>
          </table:table-cell>
        </table:table-row>
        <table:table-row table:style-name="ro2">
          <table:table-cell table:style-name="ce2" office:value-type="string" calcext:value-type="string">
            <text:p>Lorvão</text:p>
          </table:table-cell>
          <table:table-cell table:style-name="ce2" office:value-type="string" calcext:value-type="string">
            <text:p>Mosteiro</text:p>
          </table:table-cell>
          <table:table-cell table:number-columns-repeated="2" table:style-name="ce2" office:value-type="string" calcext:value-type="string">
            <text:p>Coimbra</text:p>
          </table:table-cell>
          <table:table-cell table:style-name="ce2" office:value-type="string" calcext:value-type="string">
            <text:p>Sem indicação   </text:p>
          </table:table-cell>
        </table:table-row>
        <table:table-row table:style-name="ro2">
          <table:table-cell table:style-name="ce2" office:value-type="string" calcext:value-type="string">
            <text:p>Mancelos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Santa Cruz de Sous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Martinho   </text:p>
          </table:table-cell>
        </table:table-row>
        <table:table-row table:style-name="ro2">
          <table:table-cell table:style-name="ce2" office:value-type="string" calcext:value-type="string">
            <text:p>Mosteiro de Banh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Neiv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lvador   </text:p>
          </table:table-cell>
        </table:table-row>
        <table:table-row table:style-name="ro2">
          <table:table-cell table:style-name="ce2" office:value-type="string" calcext:value-type="string">
            <text:p>Mosteiro de Caned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Santa Maria da Feira</text:p>
          </table:table-cell>
          <table:table-cell table:style-name="ce2" office:value-type="string" calcext:value-type="string">
            <text:p>Porto</text:p>
          </table:table-cell>
          <table:table-cell table:style-name="ce2" office:value-type="string" calcext:value-type="string">
            <text:p>São Pedro   </text:p>
          </table:table-cell>
        </table:table-row>
        <table:table-row table:style-name="ro2">
          <table:table-cell table:style-name="ce2" office:value-type="string" calcext:value-type="string">
            <text:p>Mosteiro de Caramos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Felgueiras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Martinho   </text:p>
          </table:table-cell>
        </table:table-row>
        <table:table-row table:style-name="ro2">
          <table:table-cell table:style-name="ce2" office:value-type="string" calcext:value-type="string">
            <text:p>Mosteiro de Carvoeir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Santo Estêvão de Riba Lim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ia   </text:p>
          </table:table-cell>
        </table:table-row>
        <table:table-row table:style-name="ro2">
          <table:table-cell table:style-name="ce2" office:value-type="string" calcext:value-type="string">
            <text:p>Mosteiro de Cost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Guimarães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inha   </text:p>
          </table:table-cell>
        </table:table-row>
        <table:table-row table:style-name="ro2">
          <table:table-cell table:style-name="ce2" office:value-type="string" calcext:value-type="string">
            <text:p>Mosteiro de Cucujães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Santa Maria da Feira</text:p>
          </table:table-cell>
          <table:table-cell table:style-name="ce2" office:value-type="string" calcext:value-type="string">
            <text:p>Porto</text:p>
          </table:table-cell>
          <table:table-cell table:style-name="ce2" office:value-type="string" calcext:value-type="string">
            <text:p>São Martinho   </text:p>
          </table:table-cell>
        </table:table-row>
        <table:table-row table:style-name="ro2">
          <table:table-cell table:style-name="ce2" office:value-type="string" calcext:value-type="string">
            <text:p>Mosteiro de Pombeir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Felgueiras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ia   </text:p>
          </table:table-cell>
        </table:table-row>
        <table:table-row table:style-name="ro2">
          <table:table-cell table:style-name="ce2" office:value-type="string" calcext:value-type="string">
            <text:p>Mosteiro de São Martinho de Manhente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Prado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Martinho   </text:p>
          </table:table-cell>
        </table:table-row>
        <table:table-row table:style-name="ro2">
          <table:table-cell table:style-name="ce2" office:value-type="string" calcext:value-type="string">
            <text:p>Mosteiro de São Martinho de Sande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Guimarães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Martinho   </text:p>
          </table:table-cell>
        </table:table-row>
        <table:table-row table:style-name="ro2">
          <table:table-cell table:style-name="ce2" office:value-type="string" calcext:value-type="string">
            <text:p>Oliveir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Vermoim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ia   </text:p>
          </table:table-cell>
        </table:table-row>
        <table:table-row table:style-name="ro2">
          <table:table-cell table:style-name="ce2" office:value-type="string" calcext:value-type="string">
            <text:p>Pedroso</text:p>
          </table:table-cell>
          <table:table-cell table:style-name="ce2" office:value-type="string" calcext:value-type="string">
            <text:p>Mosteiro</text:p>
          </table:table-cell>
          <table:table-cell table:number-columns-repeated="2" table:style-name="ce2" office:value-type="string" calcext:value-type="string">
            <text:p>Porto</text:p>
          </table:table-cell>
          <table:table-cell table:style-name="ce2" office:value-type="string" calcext:value-type="string">
            <text:p>São Pedro   </text:p>
          </table:table-cell>
        </table:table-row>
        <table:table-row table:style-name="ro2">
          <table:table-cell table:style-name="ce2" office:value-type="string" calcext:value-type="string">
            <text:p>Requiã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Vermoim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Silvestre   </text:p>
          </table:table-cell>
        </table:table-row>
        <table:table-row table:style-name="ro2">
          <table:table-cell table:style-name="ce2" office:value-type="string" calcext:value-type="string">
            <text:p>Roriz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Castelo de Refojos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Pedro   </text:p>
          </table:table-cell>
        </table:table-row>
        <table:table-row table:style-name="ro2">
          <table:table-cell table:style-name="ce2" office:value-type="string" calcext:value-type="string">
            <text:p>Santa Maria de Vila Nova de Muí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Nóbreg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ia   </text:p>
          </table:table-cell>
        </table:table-row>
        <table:table-row table:style-name="ro2">
          <table:table-cell table:style-name="ce2" office:value-type="string" calcext:value-type="string">
            <text:p>Santa Marta de Cerzedel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Penel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ta   </text:p>
          </table:table-cell>
        </table:table-row>
        <table:table-row table:style-name="ro2">
          <table:table-cell table:style-name="ce2" office:value-type="string" calcext:value-type="string">
            <text:p>Santos</text:p>
          </table:table-cell>
          <table:table-cell table:style-name="ce2" office:value-type="string" calcext:value-type="string">
            <text:p>Mosteiro</text:p>
          </table:table-cell>
          <table:table-cell table:number-columns-repeated="2" table:style-name="ce2" office:value-type="string" calcext:value-type="string">
            <text:p>Lisboa</text:p>
          </table:table-cell>
          <table:table-cell table:style-name="ce2" office:value-type="string" calcext:value-type="string">
            <text:p>Santos Veríssimo, Máxima e Júlia   </text:p>
          </table:table-cell>
        </table:table-row>
        <table:table-row table:style-name="ro2">
          <table:table-cell table:style-name="ce2" office:value-type="string" calcext:value-type="string">
            <text:p>São João de Vieir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Vieir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João   </text:p>
          </table:table-cell>
        </table:table-row>
        <table:table-row table:style-name="ro2">
          <table:table-cell table:style-name="ce2" office:value-type="string" calcext:value-type="string">
            <text:p>São Martinho de Crast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Nóbreg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Martinho   </text:p>
          </table:table-cell>
        </table:table-row>
        <table:table-row table:style-name="ro2">
          <table:table-cell table:style-name="ce2" office:value-type="string" calcext:value-type="string">
            <text:p>São Salvador de Bravães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Nóbreg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lvador   </text:p>
          </table:table-cell>
        </table:table-row>
        <table:table-row table:style-name="ro2">
          <table:table-cell table:style-name="ce2" office:value-type="string" calcext:value-type="string">
            <text:p>São Torcat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Guimarães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Torcato   </text:p>
          </table:table-cell>
        </table:table-row>
        <table:table-row table:style-name="ro2">
          <table:table-cell table:style-name="ce2" office:value-type="string" calcext:value-type="string">
            <text:p>Sout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Guimarães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lvador   </text:p>
          </table:table-cell>
        </table:table-row>
        <table:table-row table:style-name="ro2">
          <table:table-cell table:style-name="ce2" office:value-type="string" calcext:value-type="string">
            <text:p>Telões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Celorico de Basto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o André   </text:p>
          </table:table-cell>
        </table:table-row>
        <table:table-row table:style-name="ro2">
          <table:table-cell table:style-name="ce2" office:value-type="string" calcext:value-type="string">
            <text:p>Tibães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Couto de Brag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Martinho   </text:p>
          </table:table-cell>
        </table:table-row>
        <table:table-row table:style-name="ro2">
          <table:table-cell table:style-name="ce2" office:value-type="string" calcext:value-type="string">
            <text:p>Travanc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Santa Cruz de Sous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lvador   </text:p>
          </table:table-cell>
        </table:table-row>
        <table:table-row table:style-name="ro2">
          <table:table-cell table:style-name="ce2" office:value-type="string" calcext:value-type="string">
            <text:p>Várze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Fari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Bento e Santa Comba   </text:p>
          </table:table-cell>
        </table:table-row>
        <table:table-row table:style-name="ro2">
          <table:table-cell table:style-name="ce2" office:value-type="string" calcext:value-type="string">
            <text:p>Vila Cov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Santa Maria da Feira</text:p>
          </table:table-cell>
          <table:table-cell table:style-name="ce2" office:value-type="string" calcext:value-type="string">
            <text:p>Porto</text:p>
          </table:table-cell>
          <table:table-cell table:style-name="ce2" office:value-type="string" calcext:value-type="string">
            <text:p>Salvador   </text:p>
          </table:table-cell>
        </table:table-row>
        <table:table-row table:style-name="ro2">
          <table:table-cell table:style-name="ce2" office:value-type="string" calcext:value-type="string">
            <text:p>Vilar de Frades do Couto de Várze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Faria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lvador   </text:p>
          </table:table-cell>
        </table:table-row>
        <table:table-row table:style-name="ro2">
          <table:table-cell table:style-name="ce2" office:value-type="string" calcext:value-type="string">
            <text:p>Vilarinh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Castelo de Refojos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ão Miguel   </text:p>
          </table:table-cell>
        </table:table-row>
        <table:table-row table:style-name="ro2">
          <table:table-cell table:style-name="ce2" office:value-type="string" calcext:value-type="string">
            <text:p>Vilela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Aguiar de Sousa</text:p>
          </table:table-cell>
          <table:table-cell table:style-name="ce2" office:value-type="string" calcext:value-type="string">
            <text:p>Porto</text:p>
          </table:table-cell>
          <table:table-cell table:style-name="ce2" office:value-type="string" calcext:value-type="string">
            <text:p>Santo Estêvão   </text:p>
          </table:table-cell>
        </table:table-row>
        <table:table-row table:style-name="ro2">
          <table:table-cell table:style-name="ce2" office:value-type="string" calcext:value-type="string">
            <text:p>Vimieiro</text:p>
          </table:table-cell>
          <table:table-cell table:style-name="ce2" office:value-type="string" calcext:value-type="string">
            <text:p>Mosteiro</text:p>
          </table:table-cell>
          <table:table-cell table:style-name="ce2" office:value-type="string" calcext:value-type="string">
            <text:p>Penafiel de Bastuço</text:p>
          </table:table-cell>
          <table:table-cell table:style-name="ce2" office:value-type="string" calcext:value-type="string">
            <text:p>Braga</text:p>
          </table:table-cell>
          <table:table-cell table:style-name="ce2" office:value-type="string" calcext:value-type="string">
            <text:p>Santa Maria   </text:p>
          </table:table-cell>
        </table:table-row>
        <table:table-row table:style-name="ro2" table:number-rows-repeated="104853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3">
          <table:table-cell table:style-name="ce2" office:value-type="string" calcext:value-type="string">
            <text:p><text:a xlink:href="https://jlimaiem.fcsh.unl.pt/Unidadeespacials/queryForm" xlink:type="simple">Regnum Regis – As inquirições do reinado de Afonso II (1211-1223)</text:a>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jlimaiem.fcsh.unl.pt/Unidadeespacials/query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iem.fcsh.unl.pt/bases-de-dados/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4">
          <table:table-cell table:style-name="ce2" office:value-type="string" calcext:value-type="string">
            <text:p>Andrade, A. A. (Author), Silva, G. M. C. M. D. (Author), &amp; Fontes, J. L. I. (Author). (2014). Base de dados online - REGNUM REGIS – As inquirições do reinado de Afonso II (1211-1223), Instituto de Estudos Medievais.. Data set/Database, Instituto de Estudos Medievais (IEM) . https://iem.fcsh.unl.pt/section.aspx?kind=outros&amp;id=258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Andrade, Amélia Aguiar (Author) ; Silva, Gonçalo Miguel Correia Melo da (Author) ; Fontes, João Luís Inglês (Author). / Base de dados online - REGNUM REGIS – As inquirições do reinado de Afonso II (1211-1223), Instituto de Estudos Medievais.. [Data set/Database]. 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5">
          <table:table-cell table:style-name="ce3" office:value-type="string" calcext:value-type="string">
            <text:p><text:a xlink:href="https://cantigas.fcsh.unl.pt/toponimia.asp" xlink:type="simple">Toponínima</text:a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ugares referidos em cantigas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6">
          <table:table-cell office:value-type="string" calcext:value-type="string">
            <text:p>nome referido</text:p>
          </table:table-cell>
          <table:table-cell office:value-type="string" calcext:value-type="string">
            <text:p>nome atual</text:p>
          </table:table-cell>
          <table:table-cell office:value-type="string" calcext:value-type="string">
            <text:p>descrição</text:p>
          </table:table-cell>
          <table:table-cell table:style-name="ce2" office:value-type="string" calcext:value-type="string">
            <text:p>Cantigas que referem este lugar: </text:p>
          </table:table-cell>
          <table:table-cell office:value-type="string" calcext:value-type="string">
            <text:p>autor da cantiga</text:p>
          </table:table-cell>
          <table:table-cell office:value-type="string" calcext:value-type="string">
            <text:p>url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3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ttp://atlas.fcsh.unl.pt/cartoweb35/atlas.php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1" table:number-rows-repeated="3">
          <table:table-cell table:number-columns-repeated="6"/>
        </table:table-row>
        <table:table-row table:style-name="ro3">
          <table:table-cell table:number-columns-repeated="6"/>
        </table:table-row>
        <table:table-row table:style-name="ro1" table:number-rows-repeated="12">
          <table:table-cell table:number-columns-repeated="6"/>
        </table:table-row>
        <table:table-row table:style-name="ro7">
          <table:table-cell table:number-columns-repeated="6"/>
        </table:table-row>
        <table:table-row table:style-name="ro3">
          <table:table-cell table:number-columns-repeated="6"/>
        </table:table-row>
        <table:table-row table:style-name="ro8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8" table:number-rows-repeated="4">
          <table:table-cell table:number-columns-repeated="6"/>
        </table:table-row>
        <table:table-row table:style-name="ro7">
          <table:table-cell table:number-columns-repeated="6"/>
        </table:table-row>
        <table:table-row table:style-name="ro3">
          <table:table-cell table:number-columns-repeated="6"/>
        </table:table-row>
        <table:table-row table:style-name="ro8">
          <table:table-cell table:number-columns-repeated="6"/>
        </table:table-row>
      </table:table>
      <table:named-expressions/>
      <table:database-ranges>
        <table:database-range table:name="__Anonymous_Sheet_DB__1" table:target-range-address="mosteiro.A2:mosteiro.AMJ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30T12:30:40.264000000</meta:creation-date>
    <dc:date>2025-01-30T13:48:19.654000000</dc:date>
    <meta:editing-duration>PT25M45S</meta:editing-duration>
    <meta:editing-cycles>4</meta:editing-cycles>
    <meta:generator>LibreOffice/6.1.1.2$Windows_X86_64 LibreOffice_project/5d19a1bfa650b796764388cd8b33a5af1f5baa1b</meta:generator>
    <meta:document-statistic meta:table-count="3" meta:cell-count="294" meta:object-count="0"/>
  </office:meta>
</office:document-meta>
</file>